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 Tobie jest Światło,</text:span><text:span text:style-name="T1"><text:line-break/></text:span><text:span text:style-name="T1">każdy mrok rozjaśni</text:span><text:span text:style-name="T1"><text:line-break/></text:span><text:span text:style-name="T1">W Tobie jest życie</text:span><text:span text:style-name="T1"><text:line-break/></text:span><text:span text:style-name="T1">Ono śmierć zwycięża.</text:span><text:span text:style-name="T1"><text:line-break/></text:span><text:span text:style-name="T1">Ufam Tobie,</text:span><text:span text:style-name="T1"><text:line-break/></text:span><text:span text:style-name="T1">Miłosierny,</text:span><text:span text:style-name="T1"><text:line-break/></text:span><text:span text:style-name="T1">Jezu wybaw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9-01-27T15:18:17</meta:creation-date>
    <dc:date>2013-05-07T18:41:24.55</dc:date>
    <dc:language>pl-PL</dc:language>
    <meta:editing-cycles>5</meta:editing-cycles>
    <meta:editing-duration>PT1M40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